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720000020523D9479B6EEFE56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6.563cm" svg:height="13.679cm" draw:z-index="0"><draw:image xlink:href="Pictures/10000201000002720000020523D9479B6EEFE56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21:20:17.990133289</meta:creation-date>
    <dc:date>2017-01-10T00:53:04.906348310</dc:date>
    <meta:editing-duration>PT42M25S</meta:editing-duration>
    <meta:editing-cycles>2</meta:editing-cycles>
    <meta:generator>LibreOffice/5.1.4.2$Linux_X86_64 LibreOffice_project/1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